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  <style:text-properties style:text-position="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83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5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8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8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8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90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1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9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4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9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7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9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200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4] - ['ALS16 aligned to ALS14'.$D4]) &gt; 0.2)" style:apply-style-name="Untitled1" style:base-cell-address="'ALS16 aligned to ALS14'.F4"/>
    </style:style>
    <style:style style:name="ce2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4] - ['ALS16 aligned to ALS14'.$D4]) &gt; 0.2)" style:apply-style-name="Untitled1" style:base-cell-address="'ALS16 aligned to ALS14'.F4"/>
    </style:style>
    <style:style style:name="ce2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8] - ['ALS16 aligned to ALS14'.$D8]) &gt; 0.2)" style:apply-style-name="Untitled1" style:base-cell-address="'ALS16 aligned to ALS14'.F8"/>
    </style:style>
    <style:style style:name="ce2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12] - ['ALS16 aligned to ALS14'.$D12]) &gt; 0.2)" style:apply-style-name="Untitled1" style:base-cell-address="'ALS16 aligned to ALS14'.F12"/>
    </style:style>
    <style:style style:name="ce2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12] - ['ALS16 aligned to ALS14'.$D12]) &gt; 0.2)" style:apply-style-name="Untitled1" style:base-cell-address="'ALS16 aligned to ALS14'.F12"/>
    </style:style>
    <style:style style:name="ce2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16] - ['ALS16 aligned to ALS14'.$D16]) &gt; 0.2)" style:apply-style-name="Untitled1" style:base-cell-address="'ALS16 aligned to ALS14'.F16"/>
    </style:style>
    <style:style style:name="ce20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20] - ['ALS16 aligned to ALS14'.$D20]) &gt; 0.2)" style:apply-style-name="Untitled1" style:base-cell-address="'ALS16 aligned to ALS14'.F20"/>
    </style:style>
    <style:style style:name="ce20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20] - ['ALS16 aligned to ALS14'.$D20]) &gt; 0.2)" style:apply-style-name="Untitled1" style:base-cell-address="'ALS16 aligned to ALS14'.F20"/>
    </style:style>
    <style:style style:name="ce20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24] - ['ALS16 aligned to ALS14'.$D24]) &gt; 0.2)" style:apply-style-name="Untitled1" style:base-cell-address="'ALS16 aligned to ALS14'.F24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28] - ['ALS16 aligned to ALS14'.$D28]) &gt; 0.2)" style:apply-style-name="Untitled1" style:base-cell-address="'ALS16 aligned to ALS14'.F28"/>
    </style:style>
    <style:style style:name="ce2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28] - ['ALS16 aligned to ALS14'.$D28]) &gt; 0.2)" style:apply-style-name="Untitled1" style:base-cell-address="'ALS16 aligned to ALS14'.F28"/>
    </style:style>
    <style:style style:name="ce2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32] - ['ALS16 aligned to ALS14'.$D32]) &gt; 0.2)" style:apply-style-name="Untitled1" style:base-cell-address="'ALS16 aligned to ALS14'.F32"/>
    </style:style>
    <style:style style:name="ce2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36] - ['ALS16 aligned to ALS14'.$D36]) &gt; 0.2)" style:apply-style-name="Untitled1" style:base-cell-address="'ALS16 aligned to ALS14'.F36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36] - ['ALS16 aligned to ALS14'.$D36]) &gt; 0.2)" style:apply-style-name="Untitled1" style:base-cell-address="'ALS16 aligned to ALS14'.F36"/>
    </style:style>
    <style:style style:name="ce2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40] - ['ALS16 aligned to ALS14'.$D40]) &gt; 0.2)" style:apply-style-name="Untitled1" style:base-cell-address="'ALS16 aligned to ALS14'.F40"/>
    </style:style>
    <style:style style:name="ce2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44] - ['ALS16 aligned to ALS14'.$D44]) &gt; 0.2)" style:apply-style-name="Untitled1" style:base-cell-address="'ALS16 aligned to ALS14'.F44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44] - ['ALS16 aligned to ALS14'.$D44]) &gt; 0.2)" style:apply-style-name="Untitled1" style:base-cell-address="'ALS16 aligned to ALS14'.F44"/>
    </style:style>
    <style:style style:name="ce2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48] - ['ALS16 aligned to ALS14'.$D48]) &gt; 0.2)" style:apply-style-name="Untitled1" style:base-cell-address="'ALS16 aligned to ALS14'.F48"/>
    </style:style>
    <style:style style:name="ce2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20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21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22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23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24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25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2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27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28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2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30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31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3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33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34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3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36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37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5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5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5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7" style:family="table-cell" style:parent-style-name="Default" style:data-style-name="N2">
      <style:table-cell-properties fo:background-color="#b0cccc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7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82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84" style:family="table-cell" style:parent-style-name="Default" style:data-style-name="N2">
      <style:table-cell-properties fo:background-color="#ffdd54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25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7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8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5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0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1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6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3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4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6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6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7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6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69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0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71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2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3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4] - ['DIM aligned to ALS14'.$D4]) &gt; 0.2)" style:apply-style-name="Untitled1" style:base-cell-address="'DIM aligned to ALS14'.F4"/>
    </style:style>
    <style:style style:name="ce2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4] - ['DIM aligned to ALS14'.$D4]) &gt; 0.2)" style:apply-style-name="Untitled1" style:base-cell-address="'DIM aligned to ALS14'.F4"/>
    </style:style>
    <style:style style:name="ce2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8] - ['DIM aligned to ALS14'.$D8]) &gt; 0.2)" style:apply-style-name="Untitled1" style:base-cell-address="'DIM aligned to ALS14'.F8"/>
    </style:style>
    <style:style style:name="ce2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12] - ['DIM aligned to ALS14'.$D12]) &gt; 0.2)" style:apply-style-name="Untitled1" style:base-cell-address="'DIM aligned to ALS14'.F12"/>
    </style:style>
    <style:style style:name="ce2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12] - ['DIM aligned to ALS14'.$D12]) &gt; 0.2)" style:apply-style-name="Untitled1" style:base-cell-address="'DIM aligned to ALS14'.F12"/>
    </style:style>
    <style:style style:name="ce2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16] - ['DIM aligned to ALS14'.$D16]) &gt; 0.2)" style:apply-style-name="Untitled1" style:base-cell-address="'DIM aligned to ALS14'.F16"/>
    </style:style>
    <style:style style:name="ce2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20] - ['DIM aligned to ALS14'.$D20]) &gt; 0.2)" style:apply-style-name="Untitled1" style:base-cell-address="'DIM aligned to ALS14'.F20"/>
    </style:style>
    <style:style style:name="ce2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20] - ['DIM aligned to ALS14'.$D20]) &gt; 0.2)" style:apply-style-name="Untitled1" style:base-cell-address="'DIM aligned to ALS14'.F20"/>
    </style:style>
    <style:style style:name="ce2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24] - ['DIM aligned to ALS14'.$D24]) &gt; 0.2)" style:apply-style-name="Untitled1" style:base-cell-address="'DIM aligned to ALS14'.F24"/>
    </style:style>
    <style:style style:name="ce2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28] - ['DIM aligned to ALS14'.$D28]) &gt; 0.2)" style:apply-style-name="Untitled1" style:base-cell-address="'DIM aligned to ALS14'.F28"/>
    </style:style>
    <style:style style:name="ce2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28] - ['DIM aligned to ALS14'.$D28]) &gt; 0.2)" style:apply-style-name="Untitled1" style:base-cell-address="'DIM aligned to ALS14'.F28"/>
    </style:style>
    <style:style style:name="ce2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32] - ['DIM aligned to ALS14'.$D32]) &gt; 0.2)" style:apply-style-name="Untitled1" style:base-cell-address="'DIM aligned to ALS14'.F32"/>
    </style:style>
    <style:style style:name="ce2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36] - ['DIM aligned to ALS14'.$D36]) &gt; 0.2)" style:apply-style-name="Untitled1" style:base-cell-address="'DIM aligned to ALS14'.F36"/>
    </style:style>
    <style:style style:name="ce2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36] - ['DIM aligned to ALS14'.$D36]) &gt; 0.2)" style:apply-style-name="Untitled1" style:base-cell-address="'DIM aligned to ALS14'.F36"/>
    </style:style>
    <style:style style:name="ce2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40] - ['DIM aligned to ALS14'.$D40]) &gt; 0.2)" style:apply-style-name="Untitled1" style:base-cell-address="'DIM aligned to ALS14'.F40"/>
    </style:style>
    <style:style style:name="ce2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44] - ['DIM aligned to ALS14'.$D44]) &gt; 0.2)" style:apply-style-name="Untitled1" style:base-cell-address="'DIM aligned to ALS14'.F44"/>
    </style:style>
    <style:style style:name="ce2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44] - ['DIM aligned to ALS14'.$D44]) &gt; 0.2)" style:apply-style-name="Untitled1" style:base-cell-address="'DIM aligned to ALS14'.F44"/>
    </style:style>
    <style:style style:name="ce2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48] - ['DIM aligned to ALS14'.$D48]) &gt; 0.2)" style:apply-style-name="Untitled1" style:base-cell-address="'DIM aligned to ALS14'.F48"/>
    </style:style>
    <style:style style:name="ce29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93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4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5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9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7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8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9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0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1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0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3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4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0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6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7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0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09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0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3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31" style:family="table-cell" style:parent-style-name="Default">
      <style:table-cell-properties fo:border-bottom="none" fo:border-left="0.06pt solid #000000" fo:border-right="none" fo:border-top="none"/>
    </style:style>
    <style:style style:name="ce332" style:family="table-cell" style:parent-style-name="Default">
      <style:table-cell-properties fo:border-bottom="0.06pt solid #000000" fo:border-left="0.06pt solid #000000" fo:border-right="none" fo:border-top="none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4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34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34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34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34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34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3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3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3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3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3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3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3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3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3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3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3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3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3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3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3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3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3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3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3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3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3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3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3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377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8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7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380" style:family="table-cell" style:parent-style-name="Default" style:data-style-name="N2">
      <style:table-cell-properties fo:background-color="#99cccc"/>
      <style:map style:condition="is-true-formula(ABS(['DIM aligned to ALS16'.F4] - ['DIM aligned to ALS16'.$D4]) &gt; 0.2)" style:apply-style-name="Untitled1" style:base-cell-address="'DIM aligned to ALS16'.F4"/>
    </style:style>
    <style:style style:name="ce381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382" style:family="table-cell" style:parent-style-name="Default" style:data-style-name="N2">
      <style:table-cell-properties fo:background-color="#b0cccc"/>
      <style:map style:condition="is-true-formula(ABS(['DIM aligned to ALS16'.F8] - ['DIM aligned to ALS16'.$D8]) &gt; 0.2)" style:apply-style-name="Untitled1" style:base-cell-address="'DIM aligned to ALS16'.F8"/>
    </style:style>
    <style:style style:name="ce383" style:family="table-cell" style:parent-style-name="Default" style:data-style-name="N2">
      <style:table-cell-properties fo:background-color="#b0cccc"/>
    </style:style>
    <style:style style:name="ce38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385" style:family="table-cell" style:parent-style-name="Default" style:data-style-name="N2">
      <style:table-cell-properties fo:background-color="#99cccc"/>
      <style:map style:condition="is-true-formula(ABS(['DIM aligned to ALS16'.F12] - ['DIM aligned to ALS16'.$D12]) &gt; 0.2)" style:apply-style-name="Untitled1" style:base-cell-address="'DIM aligned to ALS16'.F12"/>
    </style:style>
    <style:style style:name="ce386" style:family="table-cell" style:parent-style-name="Default" style:data-style-name="N2">
      <style:table-cell-properties fo:background-color="#b0cccc"/>
      <style:map style:condition="is-true-formula(ABS(['DIM aligned to ALS16'.F16] - ['DIM aligned to ALS16'.$D16]) &gt; 0.2)" style:apply-style-name="Untitled1" style:base-cell-address="'DIM aligned to ALS16'.F16"/>
    </style:style>
    <style:style style:name="ce3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388" style:family="table-cell" style:parent-style-name="Default" style:data-style-name="N2">
      <style:table-cell-properties fo:background-color="#99cccc"/>
      <style:map style:condition="is-true-formula(ABS(['DIM aligned to ALS16'.F20] - ['DIM aligned to ALS16'.$D20]) &gt; 0.2)" style:apply-style-name="Untitled1" style:base-cell-address="'DIM aligned to ALS16'.F20"/>
    </style:style>
    <style:style style:name="ce389" style:family="table-cell" style:parent-style-name="Default" style:data-style-name="N2">
      <style:table-cell-properties fo:background-color="#b0cccc"/>
      <style:map style:condition="is-true-formula(ABS(['DIM aligned to ALS16'.F24] - ['DIM aligned to ALS16'.$D24]) &gt; 0.2)" style:apply-style-name="Untitled1" style:base-cell-address="'DIM aligned to ALS16'.F24"/>
    </style:style>
    <style:style style:name="ce39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391" style:family="table-cell" style:parent-style-name="Default" style:data-style-name="N2">
      <style:table-cell-properties fo:background-color="#99cccc"/>
      <style:map style:condition="is-true-formula(ABS(['DIM aligned to ALS16'.F28] - ['DIM aligned to ALS16'.$D28]) &gt; 0.2)" style:apply-style-name="Untitled1" style:base-cell-address="'DIM aligned to ALS16'.F28"/>
    </style:style>
    <style:style style:name="ce392" style:family="table-cell" style:parent-style-name="Default" style:data-style-name="N2">
      <style:table-cell-properties fo:background-color="#b0cccc"/>
      <style:map style:condition="is-true-formula(ABS(['DIM aligned to ALS16'.F32] - ['DIM aligned to ALS16'.$D32]) &gt; 0.2)" style:apply-style-name="Untitled1" style:base-cell-address="'DIM aligned to ALS16'.F32"/>
    </style:style>
    <style:style style:name="ce39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394" style:family="table-cell" style:parent-style-name="Default" style:data-style-name="N2">
      <style:table-cell-properties fo:background-color="#99cccc"/>
      <style:map style:condition="is-true-formula(ABS(['DIM aligned to ALS16'.F36] - ['DIM aligned to ALS16'.$D36]) &gt; 0.2)" style:apply-style-name="Untitled1" style:base-cell-address="'DIM aligned to ALS16'.F36"/>
    </style:style>
    <style:style style:name="ce395" style:family="table-cell" style:parent-style-name="Default" style:data-style-name="N2">
      <style:table-cell-properties fo:background-color="#b0cccc"/>
      <style:map style:condition="is-true-formula(ABS(['DIM aligned to ALS16'.F40] - ['DIM aligned to ALS16'.$D40]) &gt; 0.2)" style:apply-style-name="Untitled1" style:base-cell-address="'DIM aligned to ALS16'.F40"/>
    </style:style>
    <style:style style:name="ce39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397" style:family="table-cell" style:parent-style-name="Default" style:data-style-name="N2">
      <style:table-cell-properties fo:background-color="#99cccc"/>
      <style:map style:condition="is-true-formula(ABS(['DIM aligned to ALS16'.F44] - ['DIM aligned to ALS16'.$D44]) &gt; 0.2)" style:apply-style-name="Untitled1" style:base-cell-address="'DIM aligned to ALS16'.F44"/>
    </style:style>
    <style:style style:name="ce398" style:family="table-cell" style:parent-style-name="Default" style:data-style-name="N2">
      <style:table-cell-properties fo:background-color="#b0cccc"/>
      <style:map style:condition="is-true-formula(ABS(['DIM aligned to ALS16'.F48] - ['DIM aligned to ALS16'.$D48]) &gt; 0.2)" style:apply-style-name="Untitled1" style:base-cell-address="'DIM aligned to ALS16'.F48"/>
    </style:style>
    <style:style style:name="ce39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400" style:family="table-cell" style:parent-style-name="Default" style:data-style-name="N2">
      <style:table-cell-properties fo:background-color="#99cccc"/>
      <style:map style:condition="is-true-formula(ABS(['DIM aligned to ALS16'.F52] - ['DIM aligned to ALS16'.$D52]) &gt; 0.2)" style:apply-style-name="Untitled1" style:base-cell-address="'DIM aligned to ALS16'.F52"/>
    </style:style>
    <style:style style:name="ce401" style:family="table-cell" style:parent-style-name="Default" style:data-style-name="N2">
      <style:table-cell-properties fo:background-color="#b0cccc"/>
      <style:map style:condition="is-true-formula(ABS(['DIM aligned to ALS16'.F56] - ['DIM aligned to ALS16'.$D56]) &gt; 0.2)" style:apply-style-name="Untitled1" style:base-cell-address="'DIM aligned to ALS16'.F56"/>
    </style:style>
    <style:style style:name="ce40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403" style:family="table-cell" style:parent-style-name="Default" style:data-style-name="N2">
      <style:table-cell-properties fo:background-color="#99cccc"/>
      <style:map style:condition="is-true-formula(ABS(['DIM aligned to ALS16'.F60] - ['DIM aligned to ALS16'.$D60]) &gt; 0.2)" style:apply-style-name="Untitled1" style:base-cell-address="'DIM aligned to ALS16'.F60"/>
    </style:style>
    <style:style style:name="ce404" style:family="table-cell" style:parent-style-name="Default" style:data-style-name="N2">
      <style:table-cell-properties fo:background-color="#b0cccc"/>
      <style:map style:condition="is-true-formula(ABS(['DIM aligned to ALS16'.F64] - ['DIM aligned to ALS16'.$D64]) &gt; 0.2)" style:apply-style-name="Untitled1" style:base-cell-address="'DIM aligned to ALS16'.F64"/>
    </style:style>
    <style:style style:name="ce40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40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4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40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40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41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41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41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4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4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4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4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4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4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4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4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4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4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4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52] - ['DIM aligned to ALS16'.$D52]) &gt; 0.2)" style:apply-style-name="Untitled1" style:base-cell-address="'DIM aligned to ALS16'.G52"/>
    </style:style>
    <style:style style:name="ce4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52] - ['DIM aligned to ALS16'.$D52]) &gt; 0.2)" style:apply-style-name="Untitled1" style:base-cell-address="'DIM aligned to ALS16'.G52"/>
    </style:style>
    <style:style style:name="ce4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56] - ['DIM aligned to ALS16'.$D56]) &gt; 0.2)" style:apply-style-name="Untitled1" style:base-cell-address="'DIM aligned to ALS16'.G56"/>
    </style:style>
    <style:style style:name="ce42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60] - ['DIM aligned to ALS16'.$D60]) &gt; 0.2)" style:apply-style-name="Untitled1" style:base-cell-address="'DIM aligned to ALS16'.G60"/>
    </style:style>
    <style:style style:name="ce42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60] - ['DIM aligned to ALS16'.$D60]) &gt; 0.2)" style:apply-style-name="Untitled1" style:base-cell-address="'DIM aligned to ALS16'.G60"/>
    </style:style>
    <style:style style:name="ce42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64] - ['DIM aligned to ALS16'.$D64]) &gt; 0.2)" style:apply-style-name="Untitled1" style:base-cell-address="'DIM aligned to ALS16'.G64"/>
    </style:style>
    <style:style style:name="ce4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43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3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433" style:family="table-cell" style:parent-style-name="Default" style:data-style-name="N2">
      <style:table-cell-properties fo:background-color="#ffcc00"/>
      <style:map style:condition="is-true-formula(ABS(['DIM aligned to ALS16'.F4] - ['DIM aligned to ALS16'.$D4]) &gt; 0.2)" style:apply-style-name="Untitled1" style:base-cell-address="'DIM aligned to ALS16'.F4"/>
    </style:style>
    <style:style style:name="ce434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435" style:family="table-cell" style:parent-style-name="Default" style:data-style-name="N2">
      <style:table-cell-properties fo:background-color="#ffdd54"/>
      <style:map style:condition="is-true-formula(ABS(['DIM aligned to ALS16'.F8] - ['DIM aligned to ALS16'.$D8]) &gt; 0.2)" style:apply-style-name="Untitled1" style:base-cell-address="'DIM aligned to ALS16'.F8"/>
    </style:style>
    <style:style style:name="ce436" style:family="table-cell" style:parent-style-name="Default" style:data-style-name="N2">
      <style:table-cell-properties fo:background-color="#ffdd54"/>
    </style:style>
    <style:style style:name="ce43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438" style:family="table-cell" style:parent-style-name="Default" style:data-style-name="N2">
      <style:table-cell-properties fo:background-color="#ffcc00"/>
      <style:map style:condition="is-true-formula(ABS(['DIM aligned to ALS16'.F12] - ['DIM aligned to ALS16'.$D12]) &gt; 0.2)" style:apply-style-name="Untitled1" style:base-cell-address="'DIM aligned to ALS16'.F12"/>
    </style:style>
    <style:style style:name="ce439" style:family="table-cell" style:parent-style-name="Default" style:data-style-name="N2">
      <style:table-cell-properties fo:background-color="#ffdd54"/>
      <style:map style:condition="is-true-formula(ABS(['DIM aligned to ALS16'.F16] - ['DIM aligned to ALS16'.$D16]) &gt; 0.2)" style:apply-style-name="Untitled1" style:base-cell-address="'DIM aligned to ALS16'.F16"/>
    </style:style>
    <style:style style:name="ce44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441" style:family="table-cell" style:parent-style-name="Default" style:data-style-name="N2">
      <style:table-cell-properties fo:background-color="#ffcc00"/>
      <style:map style:condition="is-true-formula(ABS(['DIM aligned to ALS16'.F20] - ['DIM aligned to ALS16'.$D20]) &gt; 0.2)" style:apply-style-name="Untitled1" style:base-cell-address="'DIM aligned to ALS16'.F20"/>
    </style:style>
    <style:style style:name="ce442" style:family="table-cell" style:parent-style-name="Default" style:data-style-name="N2">
      <style:table-cell-properties fo:background-color="#ffdd54"/>
      <style:map style:condition="is-true-formula(ABS(['DIM aligned to ALS16'.F24] - ['DIM aligned to ALS16'.$D24]) &gt; 0.2)" style:apply-style-name="Untitled1" style:base-cell-address="'DIM aligned to ALS16'.F24"/>
    </style:style>
    <style:style style:name="ce4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444" style:family="table-cell" style:parent-style-name="Default" style:data-style-name="N2">
      <style:table-cell-properties fo:background-color="#ffcc00"/>
      <style:map style:condition="is-true-formula(ABS(['DIM aligned to ALS16'.F28] - ['DIM aligned to ALS16'.$D28]) &gt; 0.2)" style:apply-style-name="Untitled1" style:base-cell-address="'DIM aligned to ALS16'.F28"/>
    </style:style>
    <style:style style:name="ce445" style:family="table-cell" style:parent-style-name="Default" style:data-style-name="N2">
      <style:table-cell-properties fo:background-color="#ffdd54"/>
      <style:map style:condition="is-true-formula(ABS(['DIM aligned to ALS16'.F32] - ['DIM aligned to ALS16'.$D32]) &gt; 0.2)" style:apply-style-name="Untitled1" style:base-cell-address="'DIM aligned to ALS16'.F32"/>
    </style:style>
    <style:style style:name="ce4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447" style:family="table-cell" style:parent-style-name="Default" style:data-style-name="N2">
      <style:table-cell-properties fo:background-color="#ffcc00"/>
      <style:map style:condition="is-true-formula(ABS(['DIM aligned to ALS16'.F36] - ['DIM aligned to ALS16'.$D36]) &gt; 0.2)" style:apply-style-name="Untitled1" style:base-cell-address="'DIM aligned to ALS16'.F36"/>
    </style:style>
    <style:style style:name="ce448" style:family="table-cell" style:parent-style-name="Default" style:data-style-name="N2">
      <style:table-cell-properties fo:background-color="#ffdd54"/>
      <style:map style:condition="is-true-formula(ABS(['DIM aligned to ALS16'.F40] - ['DIM aligned to ALS16'.$D40]) &gt; 0.2)" style:apply-style-name="Untitled1" style:base-cell-address="'DIM aligned to ALS16'.F40"/>
    </style:style>
    <style:style style:name="ce44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450" style:family="table-cell" style:parent-style-name="Default" style:data-style-name="N2">
      <style:table-cell-properties fo:background-color="#ffcc00"/>
      <style:map style:condition="is-true-formula(ABS(['DIM aligned to ALS16'.F44] - ['DIM aligned to ALS16'.$D44]) &gt; 0.2)" style:apply-style-name="Untitled1" style:base-cell-address="'DIM aligned to ALS16'.F44"/>
    </style:style>
    <style:style style:name="ce451" style:family="table-cell" style:parent-style-name="Default" style:data-style-name="N2">
      <style:table-cell-properties fo:background-color="#ffdd54"/>
      <style:map style:condition="is-true-formula(ABS(['DIM aligned to ALS16'.F48] - ['DIM aligned to ALS16'.$D48]) &gt; 0.2)" style:apply-style-name="Untitled1" style:base-cell-address="'DIM aligned to ALS16'.F48"/>
    </style:style>
    <style:style style:name="ce45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453" style:family="table-cell" style:parent-style-name="Default" style:data-style-name="N2">
      <style:table-cell-properties fo:background-color="#ffcc00"/>
      <style:map style:condition="is-true-formula(ABS(['DIM aligned to ALS16'.F52] - ['DIM aligned to ALS16'.$D52]) &gt; 0.2)" style:apply-style-name="Untitled1" style:base-cell-address="'DIM aligned to ALS16'.F52"/>
    </style:style>
    <style:style style:name="ce454" style:family="table-cell" style:parent-style-name="Default" style:data-style-name="N2">
      <style:table-cell-properties fo:background-color="#ffdd54"/>
      <style:map style:condition="is-true-formula(ABS(['DIM aligned to ALS16'.F56] - ['DIM aligned to ALS16'.$D56]) &gt; 0.2)" style:apply-style-name="Untitled1" style:base-cell-address="'DIM aligned to ALS16'.F56"/>
    </style:style>
    <style:style style:name="ce45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456" style:family="table-cell" style:parent-style-name="Default" style:data-style-name="N2">
      <style:table-cell-properties fo:background-color="#ffcc00"/>
      <style:map style:condition="is-true-formula(ABS(['DIM aligned to ALS16'.F60] - ['DIM aligned to ALS16'.$D60]) &gt; 0.2)" style:apply-style-name="Untitled1" style:base-cell-address="'DIM aligned to ALS16'.F60"/>
    </style:style>
    <style:style style:name="ce457" style:family="table-cell" style:parent-style-name="Default" style:data-style-name="N2">
      <style:table-cell-properties fo:background-color="#ffdd54"/>
      <style:map style:condition="is-true-formula(ABS(['DIM aligned to ALS16'.F64] - ['DIM aligned to ALS16'.$D64]) &gt; 0.2)" style:apply-style-name="Untitled1" style:base-cell-address="'DIM aligned to ALS16'.F64"/>
    </style:style>
    <style:style style:name="ce45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459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460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46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462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463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46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465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466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46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468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469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47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471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472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47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474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475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47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47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47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47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Untitled1" style:base-cell-address="'ALS16 aligned to ALS14'.F12"/>
    </style:style>
    <style:style style:name="ce48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Untitled1" style:base-cell-address="'ALS16 aligned to ALS14'.F12"/>
    </style:style>
    <style:style style:name="ce48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48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48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48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48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48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48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48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48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49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49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49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49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4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4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496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497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49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499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00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50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02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03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5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05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06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50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08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09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51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11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12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513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514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1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1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17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5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5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2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3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3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536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537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5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539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540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54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542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543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54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545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546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54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548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549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55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551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552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5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5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5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5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Untitled1" style:base-cell-address="'DIM aligned to ALS14'.F12"/>
    </style:style>
    <style:style style:name="ce5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Untitled1" style:base-cell-address="'DIM aligned to ALS14'.F12"/>
    </style:style>
    <style:style style:name="ce5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5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5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5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5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5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5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5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5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5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5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5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5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  <style:style style:name="ce57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57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573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574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57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576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577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57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579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580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58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582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583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5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585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586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5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588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589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5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5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5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5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5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5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59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59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59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5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1"/>
        <table:table-column table:style-name="co3" table:default-cell-style-name="ce340"/>
        <table:table-column table:style-name="co4" table:default-cell-style-name="ce346"/>
        <table:table-column table:style-name="co4" table:default-cell-style-name="ce353"/>
        <table:table-column table:style-name="co4" table:default-cell-style-name="ce381"/>
        <table:table-column table:style-name="co4" table:default-cell-style-name="ce353"/>
        <table:table-column table:style-name="co4" table:default-cell-style-name="ce43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Cloud / Translation</text:p>
          </table:table-cell>
          <table:table-cell table:style-name="ce329" table:number-columns-spanned="1" table:number-rows-spanned="2"/>
          <table:table-cell table:style-name="ce341" office:value-type="string" calcext:value-type="string" table:number-columns-spanned="1" table:number-rows-spanned="2">
            <text:p>Manual Point Picking</text:p>
          </table:table-cell>
          <table:table-cell table:style-name="ce349" office:value-type="string" calcext:value-type="string" table:number-columns-spanned="1" table:number-rows-spanned="2">
            <text:p>Accumulator 0.05</text:p>
          </table:table-cell>
          <table:table-cell table:style-name="ce377" office:value-type="string" calcext:value-type="string" table:number-columns-spanned="1" table:number-rows-spanned="2">
            <text:p>Gauss-Sigma 1</text:p>
          </table:table-cell>
          <table:table-cell table:style-name="ce349" office:value-type="string" calcext:value-type="string" table:number-columns-spanned="1" table:number-rows-spanned="2">
            <text:p>Gauss-Sigma 2</text:p>
          </table:table-cell>
          <table:table-cell table:style-name="ce430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30"/>
          <table:covered-table-cell table:style-name="ce342"/>
          <table:covered-table-cell table:style-name="ce350"/>
          <table:covered-table-cell table:style-name="ce378"/>
          <table:covered-table-cell table:style-name="ce350"/>
          <table:covered-table-cell table:style-name="ce431"/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Color Houses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16" calcext:value-type="float">
            <text:p>0.02</text:p>
          </table:table-cell>
          <table:table-cell table:style-name="ce351" office:value-type="float" office:value="0.15" calcext:value-type="float">
            <text:p>0.15</text:p>
          </table:table-cell>
          <table:table-cell table:style-name="ce379" office:value-type="float" office:value="0.05" calcext:value-type="float">
            <text:p>0.05</text:p>
          </table:table-cell>
          <table:table-cell table:style-name="ce405" office:value-type="float" office:value="0.05" calcext:value-type="float">
            <text:p>0.05</text:p>
          </table:table-cell>
          <table:table-cell table:style-name="ce43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0.041" calcext:value-type="float">
            <text:p>0.04</text:p>
          </table:table-cell>
          <table:table-cell table:style-name="ce352" office:value-type="float" office:value="0.05" calcext:value-type="float">
            <text:p>0.05</text:p>
          </table:table-cell>
          <table:table-cell table:style-name="ce380" office:value-type="float" office:value="0.1" calcext:value-type="float">
            <text:p>0.10</text:p>
          </table:table-cell>
          <table:table-cell table:style-name="ce406" office:value-type="float" office:value="0.1" calcext:value-type="float">
            <text:p>0.10</text:p>
          </table:table-cell>
          <table:table-cell table:style-name="ce433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31" calcext:value-type="float">
            <text:p>0.03</text:p>
          </table:table-cell>
          <table:table-cell table:style-name="ce352" office:value-type="float" office:value="0" calcext:value-type="float">
            <text:p>0.00</text:p>
          </table:table-cell>
          <table:table-cell table:style-name="ce380" office:value-type="float" office:value="-0.05" calcext:value-type="float">
            <text:p>-0.05</text:p>
          </table:table-cell>
          <table:table-cell table:style-name="ce406" office:value-type="float" office:value="-0.05" calcext:value-type="float">
            <text:p>-0.05</text:p>
          </table:table-cell>
          <table:table-cell table:style-name="ce433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table:number-columns-repeated="2" office:value-type="float" office:value="1.00588704" calcext:value-type="float">
            <text:p>1.01</text:p>
          </table:table-cell>
          <table:table-cell office:value-type="float" office:value="1.03285753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DIM showcase</text:p>
          </table:table-cell>
          <table:table-cell table:style-name="ce339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354" office:value-type="float" office:value="-0.1" calcext:value-type="float">
            <text:p>-0.10</text:p>
          </table:table-cell>
          <table:table-cell table:style-name="ce382" office:value-type="float" office:value="-0.1" calcext:value-type="float">
            <text:p>-0.10</text:p>
          </table:table-cell>
          <table:table-cell table:style-name="ce407" office:value-type="float" office:value="-0.1" calcext:value-type="float">
            <text:p>-0.10</text:p>
          </table:table-cell>
          <table:table-cell table:style-name="ce435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354" office:value-type="float" office:value="-0.1" calcext:value-type="float">
            <text:p>-0.10</text:p>
          </table:table-cell>
          <table:table-cell table:style-name="ce382" office:value-type="float" office:value="-0.15" calcext:value-type="float">
            <text:p>-0.15</text:p>
          </table:table-cell>
          <table:table-cell table:style-name="ce407" office:value-type="float" office:value="-0.1" calcext:value-type="float">
            <text:p>-0.10</text:p>
          </table:table-cell>
          <table:table-cell table:style-name="ce435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354" office:value-type="float" office:value="0" calcext:value-type="float">
            <text:p>0.00</text:p>
          </table:table-cell>
          <table:table-cell table:style-name="ce382" office:value-type="float" office:value="-0.05" calcext:value-type="float">
            <text:p>-0.05</text:p>
          </table:table-cell>
          <table:table-cell table:style-name="ce407" office:value-type="float" office:value="-0.1" calcext:value-type="float">
            <text:p>-0.10</text:p>
          </table:table-cell>
          <table:table-cell table:style-name="ce435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355" office:value-type="float" office:value="0.00924075" calcext:value-type="float">
            <text:p>0.01</text:p>
          </table:table-cell>
          <table:table-cell table:style-name="ce383" office:value-type="float" office:value="0.99574496" calcext:value-type="float">
            <text:p>1.00</text:p>
          </table:table-cell>
          <table:table-cell table:style-name="ce355" office:value-type="float" office:value="1.02799084" calcext:value-type="float">
            <text:p>1.03</text:p>
          </table:table-cell>
          <table:table-cell table:style-name="ce436" office:value-type="float" office:value="1.04357004" calcext:value-type="float">
            <text:p>1.04</text:p>
          </table:table-cell>
          <table:table-cell table:number-columns-repeated="5"/>
        </table:table-row>
        <table:table-row table:style-name="ro2">
          <table:table-cell/>
          <table:table-cell table:style-name="ce334" office:value-type="string" calcext:value-type="string" table:number-columns-spanned="1" table:number-rows-spanned="4">
            <text:p>Everything ALS16 to ALS14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-0.02" calcext:value-type="float">
            <text:p>-0.02</text:p>
          </table:table-cell>
          <table:table-cell table:style-name="ce356" office:value-type="float" office:value="0" calcext:value-type="float">
            <text:p>0.00</text:p>
          </table:table-cell>
          <table:table-cell table:style-name="ce384" office:value-type="float" office:value="-0.05" calcext:value-type="float">
            <text:p>-0.05</text:p>
          </table:table-cell>
          <table:table-cell table:style-name="ce408" office:value-type="float" office:value="-0.1" calcext:value-type="float">
            <text:p>-0.10</text:p>
          </table:table-cell>
          <table:table-cell table:style-name="ce437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56" calcext:value-type="float">
            <text:p>-0.06</text:p>
          </table:table-cell>
          <table:table-cell table:style-name="ce357" office:value-type="float" office:value="-0.25" calcext:value-type="float">
            <text:p>-0.25</text:p>
          </table:table-cell>
          <table:table-cell table:style-name="ce385" office:value-type="float" office:value="-0.3" calcext:value-type="float">
            <text:p>-0.30</text:p>
          </table:table-cell>
          <table:table-cell table:style-name="ce409" office:value-type="float" office:value="-0.25" calcext:value-type="float">
            <text:p>-0.25</text:p>
          </table:table-cell>
          <table:table-cell table:style-name="ce438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52" calcext:value-type="float">
            <text:p>0.05</text:p>
          </table:table-cell>
          <table:table-cell table:style-name="ce357" office:value-type="float" office:value="0" calcext:value-type="float">
            <text:p>0.00</text:p>
          </table:table-cell>
          <table:table-cell table:style-name="ce385" office:value-type="float" office:value="-0.05" calcext:value-type="float">
            <text:p>-0.05</text:p>
          </table:table-cell>
          <table:table-cell table:style-name="ce409" office:value-type="float" office:value="-0.05" calcext:value-type="float">
            <text:p>-0.05</text:p>
          </table:table-cell>
          <table:table-cell table:style-name="ce43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3975127" calcext:value-type="float">
            <text:p>1.04</text:p>
          </table:table-cell>
          <table:table-cell office:value-type="float" office:value="1.03479982" calcext:value-type="float">
            <text:p>1.03</text:p>
          </table:table-cell>
          <table:table-cell office:value-type="float" office:value="1.0309309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Everything DIM16 to ALS14</text:p>
          </table:table-cell>
          <table:table-cell table:style-name="ce336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58" office:value-type="float" office:value="-0.35" calcext:value-type="float">
            <text:p>-0.35</text:p>
          </table:table-cell>
          <table:table-cell table:style-name="ce386" office:value-type="float" office:value="-0.1" calcext:value-type="float">
            <text:p>-0.10</text:p>
          </table:table-cell>
          <table:table-cell table:style-name="ce410" office:value-type="float" office:value="-0.05" calcext:value-type="float">
            <text:p>-0.05</text:p>
          </table:table-cell>
          <table:table-cell table:style-name="ce43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58" office:value-type="float" office:value="0.35" calcext:value-type="float">
            <text:p>0.35</text:p>
          </table:table-cell>
          <table:table-cell table:style-name="ce386" office:value-type="float" office:value="0" calcext:value-type="float">
            <text:p>0.00</text:p>
          </table:table-cell>
          <table:table-cell table:style-name="ce410" office:value-type="float" office:value="-0.05" calcext:value-type="float">
            <text:p>-0.05</text:p>
          </table:table-cell>
          <table:table-cell table:style-name="ce439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58" office:value-type="float" office:value="0" calcext:value-type="float">
            <text:p>0.00</text:p>
          </table:table-cell>
          <table:table-cell table:style-name="ce386" office:value-type="float" office:value="-0.05" calcext:value-type="float">
            <text:p>-0.05</text:p>
          </table:table-cell>
          <table:table-cell table:style-name="ce410" office:value-type="float" office:value="-0.05" calcext:value-type="float">
            <text:p>-0.05</text:p>
          </table:table-cell>
          <table:table-cell table:style-name="ce439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355" office:value-type="float" office:value="0.00169443" calcext:value-type="float">
            <text:p>0.00</text:p>
          </table:table-cell>
          <table:table-cell table:style-name="ce383" office:value-type="float" office:value="1.00772024" calcext:value-type="float">
            <text:p>1.01</text:p>
          </table:table-cell>
          <table:table-cell table:style-name="ce355" office:value-type="float" office:value="1.00665296" calcext:value-type="float">
            <text:p>1.01</text:p>
          </table:table-cell>
          <table:table-cell table:style-name="ce436" office:value-type="float" office:value="1.00881106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Everything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39" calcext:value-type="float">
            <text:p>0.04</text:p>
          </table:table-cell>
          <table:table-cell table:style-name="ce359" office:value-type="float" office:value="-0.1" calcext:value-type="float">
            <text:p>-0.10</text:p>
          </table:table-cell>
          <table:table-cell table:style-name="ce387" office:value-type="float" office:value="-0.05" calcext:value-type="float">
            <text:p>-0.05</text:p>
          </table:table-cell>
          <table:table-cell table:style-name="ce411" office:value-type="float" office:value="0" calcext:value-type="float">
            <text:p>0.00</text:p>
          </table:table-cell>
          <table:table-cell table:style-name="ce44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6" calcext:value-type="float">
            <text:p>-0.01</text:p>
          </table:table-cell>
          <table:table-cell table:style-name="ce360" office:value-type="float" office:value="0.25" calcext:value-type="float">
            <text:p>0.25</text:p>
          </table:table-cell>
          <table:table-cell table:style-name="ce388" office:value-type="float" office:value="0.15" calcext:value-type="float">
            <text:p>0.15</text:p>
          </table:table-cell>
          <table:table-cell table:style-name="ce412" office:value-type="float" office:value="0.15" calcext:value-type="float">
            <text:p>0.15</text:p>
          </table:table-cell>
          <table:table-cell table:style-name="ce441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36" calcext:value-type="float">
            <text:p>0.04</text:p>
          </table:table-cell>
          <table:table-cell table:style-name="ce360" office:value-type="float" office:value="0" calcext:value-type="float">
            <text:p>0.00</text:p>
          </table:table-cell>
          <table:table-cell table:style-name="ce388" office:value-type="float" office:value="-0.05" calcext:value-type="float">
            <text:p>-0.05</text:p>
          </table:table-cell>
          <table:table-cell table:style-name="ce412" office:value-type="float" office:value="-0.05" calcext:value-type="float">
            <text:p>-0.05</text:p>
          </table:table-cell>
          <table:table-cell table:style-name="ce44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1.00589028" calcext:value-type="float">
            <text:p>1.01</text:p>
          </table:table-cell>
          <table:table-cell office:value-type="float" office:value="1.00384546" calcext:value-type="float">
            <text:p>1.00</text:p>
          </table:table-cell>
          <table:table-cell office:value-type="float" office:value="1.0024617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Field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61" office:value-type="float" office:value="-0.05" calcext:value-type="float">
            <text:p>-0.05</text:p>
          </table:table-cell>
          <table:table-cell table:style-name="ce389" office:value-type="float" office:value="-0.1" calcext:value-type="float">
            <text:p>-0.10</text:p>
          </table:table-cell>
          <table:table-cell table:style-name="ce413" office:value-type="float" office:value="-0.1" calcext:value-type="float">
            <text:p>-0.10</text:p>
          </table:table-cell>
          <table:table-cell table:style-name="ce44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61" office:value-type="float" office:value="-0.15" calcext:value-type="float">
            <text:p>-0.15</text:p>
          </table:table-cell>
          <table:table-cell table:style-name="ce389" office:value-type="float" office:value="-0.15" calcext:value-type="float">
            <text:p>-0.15</text:p>
          </table:table-cell>
          <table:table-cell table:style-name="ce413" office:value-type="float" office:value="-0.15" calcext:value-type="float">
            <text:p>-0.15</text:p>
          </table:table-cell>
          <table:table-cell table:style-name="ce44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61" office:value-type="float" office:value="-0.15" calcext:value-type="float">
            <text:p>-0.15</text:p>
          </table:table-cell>
          <table:table-cell table:style-name="ce389" office:value-type="float" office:value="-0.2" calcext:value-type="float">
            <text:p>-0.20</text:p>
          </table:table-cell>
          <table:table-cell table:style-name="ce413" office:value-type="float" office:value="-0.2" calcext:value-type="float">
            <text:p>-0.20</text:p>
          </table:table-cell>
          <table:table-cell table:style-name="ce442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355" office:value-type="float" office:value="0.020953" calcext:value-type="float">
            <text:p>0.02</text:p>
          </table:table-cell>
          <table:table-cell table:style-name="ce383" office:value-type="float" office:value="0.66452149" calcext:value-type="float">
            <text:p>0.66</text:p>
          </table:table-cell>
          <table:table-cell table:style-name="ce355" office:value-type="float" office:value="0.66452149" calcext:value-type="float">
            <text:p>0.66</text:p>
          </table:table-cell>
          <table:table-cell table:style-name="ce436" office:value-type="float" office:value="0.6636301" calcext:value-type="float">
            <text:p>0.66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Forest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" calcext:value-type="float">
            <text:p>0.00</text:p>
          </table:table-cell>
          <table:table-cell table:style-name="ce362" office:value-type="float" office:value="-0.15" calcext:value-type="float">
            <text:p>-0.15</text:p>
          </table:table-cell>
          <table:table-cell table:style-name="ce390" office:value-type="float" office:value="-0.15" calcext:value-type="float">
            <text:p>-0.15</text:p>
          </table:table-cell>
          <table:table-cell table:style-name="ce414" office:value-type="float" office:value="-0.15" calcext:value-type="float">
            <text:p>-0.15</text:p>
          </table:table-cell>
          <table:table-cell table:style-name="ce443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0" calcext:value-type="float">
            <text:p>0.00</text:p>
          </table:table-cell>
          <table:table-cell table:style-name="ce363" office:value-type="float" office:value="-0.25" calcext:value-type="float">
            <text:p>-0.25</text:p>
          </table:table-cell>
          <table:table-cell table:style-name="ce391" office:value-type="float" office:value="-0.2" calcext:value-type="float">
            <text:p>-0.20</text:p>
          </table:table-cell>
          <table:table-cell table:style-name="ce415" office:value-type="float" office:value="-0.2" calcext:value-type="float">
            <text:p>-0.20</text:p>
          </table:table-cell>
          <table:table-cell table:style-name="ce444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" calcext:value-type="float">
            <text:p>0.00</text:p>
          </table:table-cell>
          <table:table-cell table:style-name="ce363" office:value-type="float" office:value="0.05" calcext:value-type="float">
            <text:p>0.05</text:p>
          </table:table-cell>
          <table:table-cell table:style-name="ce391" office:value-type="float" office:value="0" calcext:value-type="float">
            <text:p>0.00</text:p>
          </table:table-cell>
          <table:table-cell table:style-name="ce415" office:value-type="float" office:value="0" calcext:value-type="float">
            <text:p>0.00</text:p>
          </table:table-cell>
          <table:table-cell table:style-name="ce44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table:number-columns-repeated="2" office:value-type="float" office:value="1.05142202" calcext:value-type="float">
            <text:p>1.05</text:p>
          </table:table-cell>
          <table:table-cell office:value-type="float" office:value="1.02489316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Missing Building ALS16 to ALS14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4" office:value-type="float" office:value="0.15" calcext:value-type="float">
            <text:p>0.15</text:p>
          </table:table-cell>
          <table:table-cell table:style-name="ce392" office:value-type="float" office:value="0.05" calcext:value-type="float">
            <text:p>0.05</text:p>
          </table:table-cell>
          <table:table-cell table:style-name="ce416" office:value-type="float" office:value="0.1" calcext:value-type="float">
            <text:p>0.10</text:p>
          </table:table-cell>
          <table:table-cell table:style-name="ce445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4" office:value-type="float" office:value="-0.1" calcext:value-type="float">
            <text:p>-0.10</text:p>
          </table:table-cell>
          <table:table-cell table:style-name="ce392" office:value-type="float" office:value="-0.2" calcext:value-type="float">
            <text:p>-0.20</text:p>
          </table:table-cell>
          <table:table-cell table:style-name="ce416" office:value-type="float" office:value="-0.2" calcext:value-type="float">
            <text:p>-0.20</text:p>
          </table:table-cell>
          <table:table-cell table:style-name="ce445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4" office:value-type="float" office:value="0" calcext:value-type="float">
            <text:p>0.00</text:p>
          </table:table-cell>
          <table:table-cell table:style-name="ce392" office:value-type="float" office:value="-0.05" calcext:value-type="float">
            <text:p>-0.05</text:p>
          </table:table-cell>
          <table:table-cell table:style-name="ce416" office:value-type="float" office:value="0" calcext:value-type="float">
            <text:p>0.00</text:p>
          </table:table-cell>
          <table:table-cell table:style-name="ce445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355" office:value-type="float" office:value="0.00125759" calcext:value-type="float">
            <text:p>0.00</text:p>
          </table:table-cell>
          <table:table-cell table:style-name="ce383" office:value-type="float" office:value="1.07776602" calcext:value-type="float">
            <text:p>1.08</text:p>
          </table:table-cell>
          <table:table-cell table:style-name="ce355" office:value-type="float" office:value="1.0157673" calcext:value-type="float">
            <text:p>1.02</text:p>
          </table:table-cell>
          <table:table-cell table:style-name="ce436" office:value-type="float" office:value="0.97286868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table:style-name="ce334" office:value-type="string" calcext:value-type="string" table:number-columns-spanned="1" table:number-rows-spanned="4">
            <text:p>Missing Building DIM16 to ALS14</text:p>
          </table:table-cell>
          <table:table-cell table:style-name="ce339" office:value-type="string" calcext:value-type="string">
            <text:p>x</text:p>
          </table:table-cell>
          <table:table-cell table:style-name="ce343" office:value-type="float" office:value="-0.013" calcext:value-type="float">
            <text:p>-0.01</text:p>
          </table:table-cell>
          <table:table-cell table:style-name="ce365" office:value-type="float" office:value="0.35" calcext:value-type="float">
            <text:p>0.35</text:p>
          </table:table-cell>
          <table:table-cell table:style-name="ce393" office:value-type="float" office:value="0.05" calcext:value-type="float">
            <text:p>0.05</text:p>
          </table:table-cell>
          <table:table-cell table:style-name="ce417" office:value-type="float" office:value="-0.05" calcext:value-type="float">
            <text:p>-0.05</text:p>
          </table:table-cell>
          <table:table-cell table:style-name="ce44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344" office:value-type="float" office:value="-0.016" calcext:value-type="float">
            <text:p>-0.02</text:p>
          </table:table-cell>
          <table:table-cell table:style-name="ce366" office:value-type="float" office:value="0.1" calcext:value-type="float">
            <text:p>0.10</text:p>
          </table:table-cell>
          <table:table-cell table:style-name="ce394" office:value-type="float" office:value="-0.1" calcext:value-type="float">
            <text:p>-0.10</text:p>
          </table:table-cell>
          <table:table-cell table:style-name="ce418" office:value-type="float" office:value="-0.1" calcext:value-type="float">
            <text:p>-0.10</text:p>
          </table:table-cell>
          <table:table-cell table:style-name="ce447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344" office:value-type="float" office:value="0.174" calcext:value-type="float">
            <text:p>0.17</text:p>
          </table:table-cell>
          <table:table-cell table:style-name="ce366" office:value-type="float" office:value="0.05" calcext:value-type="float">
            <text:p>0.05</text:p>
          </table:table-cell>
          <table:table-cell table:style-name="ce394" office:value-type="float" office:value="0" calcext:value-type="float">
            <text:p>0.00</text:p>
          </table:table-cell>
          <table:table-cell table:style-name="ce418" office:value-type="float" office:value="0" calcext:value-type="float">
            <text:p>0.00</text:p>
          </table:table-cell>
          <table:table-cell table:style-name="ce44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office:value-type="string" calcext:value-type="string">
            <text:p>mse</text:p>
          </table:table-cell>
          <table:table-cell table:style-name="ce345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1.00584591" calcext:value-type="float">
            <text:p>1.01</text:p>
          </table:table-cell>
          <table:table-cell office:value-type="float" office:value="1.00487985" calcext:value-type="float">
            <text:p>1.00</text:p>
          </table:table-cell>
          <table:table-cell office:value-type="float" office:value="1.00702299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Missing Building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67" office:value-type="float" office:value="-0.3" calcext:value-type="float">
            <text:p>-0.30</text:p>
          </table:table-cell>
          <table:table-cell table:style-name="ce395" office:value-type="float" office:value="-0.25" calcext:value-type="float">
            <text:p>-0.25</text:p>
          </table:table-cell>
          <table:table-cell table:style-name="ce419" office:value-type="float" office:value="-0.4" calcext:value-type="float">
            <text:p>-0.40</text:p>
          </table:table-cell>
          <table:table-cell table:style-name="ce448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67" office:value-type="float" office:value="0.15" calcext:value-type="float">
            <text:p>0.15</text:p>
          </table:table-cell>
          <table:table-cell table:style-name="ce395" office:value-type="float" office:value="0.1" calcext:value-type="float">
            <text:p>0.10</text:p>
          </table:table-cell>
          <table:table-cell table:style-name="ce419" office:value-type="float" office:value="0.05" calcext:value-type="float">
            <text:p>0.05</text:p>
          </table:table-cell>
          <table:table-cell table:style-name="ce44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67" office:value-type="float" office:value="0" calcext:value-type="float">
            <text:p>0.00</text:p>
          </table:table-cell>
          <table:table-cell table:style-name="ce395" office:value-type="float" office:value="-0.05" calcext:value-type="float">
            <text:p>-0.05</text:p>
          </table:table-cell>
          <table:table-cell table:style-name="ce419" office:value-type="float" office:value="-0.1" calcext:value-type="float">
            <text:p>-0.10</text:p>
          </table:table-cell>
          <table:table-cell table:style-name="ce448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355" office:value-type="float" office:value="0.00567953" calcext:value-type="float">
            <text:p>0.01</text:p>
          </table:table-cell>
          <table:table-cell table:style-name="ce383" office:value-type="float" office:value="0.98195049" calcext:value-type="float">
            <text:p>0.98</text:p>
          </table:table-cell>
          <table:table-cell table:style-name="ce355" office:value-type="float" office:value="1.00820539" calcext:value-type="float">
            <text:p>1.01</text:p>
          </table:table-cell>
          <table:table-cell table:style-name="ce436" office:value-type="float" office:value="1.0352674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Road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04" calcext:value-type="float">
            <text:p>0.00</text:p>
          </table:table-cell>
          <table:table-cell table:style-name="ce368" office:value-type="float" office:value="0" calcext:value-type="float">
            <text:p>0.00</text:p>
          </table:table-cell>
          <table:table-cell table:style-name="ce396" office:value-type="float" office:value="-0.1" calcext:value-type="float">
            <text:p>-0.10</text:p>
          </table:table-cell>
          <table:table-cell table:style-name="ce420" office:value-type="float" office:value="-0.1" calcext:value-type="float">
            <text:p>-0.10</text:p>
          </table:table-cell>
          <table:table-cell table:style-name="ce44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12" calcext:value-type="float">
            <text:p>-0.01</text:p>
          </table:table-cell>
          <table:table-cell table:style-name="ce369" office:value-type="float" office:value="0.45" calcext:value-type="float">
            <text:p>0.45</text:p>
          </table:table-cell>
          <table:table-cell table:style-name="ce397" office:value-type="float" office:value="0.25" calcext:value-type="float">
            <text:p>0.25</text:p>
          </table:table-cell>
          <table:table-cell table:style-name="ce421" office:value-type="float" office:value="0.25" calcext:value-type="float">
            <text:p>0.25</text:p>
          </table:table-cell>
          <table:table-cell table:style-name="ce450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-0.005" calcext:value-type="float">
            <text:p>-0.01</text:p>
          </table:table-cell>
          <table:table-cell table:style-name="ce369" office:value-type="float" office:value="0" calcext:value-type="float">
            <text:p>0.00</text:p>
          </table:table-cell>
          <table:table-cell table:style-name="ce397" office:value-type="float" office:value="-0.05" calcext:value-type="float">
            <text:p>-0.05</text:p>
          </table:table-cell>
          <table:table-cell table:style-name="ce421" office:value-type="float" office:value="-0.05" calcext:value-type="float">
            <text:p>-0.05</text:p>
          </table:table-cell>
          <table:table-cell table:style-name="ce450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table:number-columns-repeated="2" office:value-type="float" office:value="1.02559574" calcext:value-type="float">
            <text:p>1.03</text:p>
          </table:table-cell>
          <table:table-cell office:value-type="float" office:value="1.02368202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Xy Tower</text:p>
          </table:table-cell>
          <table:table-cell table:style-name="ce339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-0.15" calcext:value-type="float">
            <text:p>-0.15</text:p>
          </table:table-cell>
          <table:table-cell table:style-name="ce398" office:value-type="float" office:value="-0.05" calcext:value-type="float">
            <text:p>-0.05</text:p>
          </table:table-cell>
          <table:table-cell table:style-name="ce422" office:value-type="float" office:value="-0.05" calcext:value-type="float">
            <text:p>-0.05</text:p>
          </table:table-cell>
          <table:table-cell table:style-name="ce45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0.5" calcext:value-type="float">
            <text:p>0.50</text:p>
          </table:table-cell>
          <table:table-cell table:style-name="ce398" office:value-type="float" office:value="0.05" calcext:value-type="float">
            <text:p>0.05</text:p>
          </table:table-cell>
          <table:table-cell table:style-name="ce422" office:value-type="float" office:value="0" calcext:value-type="float">
            <text:p>0.00</text:p>
          </table:table-cell>
          <table:table-cell table:style-name="ce45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0" calcext:value-type="float">
            <text:p>0.00</text:p>
          </table:table-cell>
          <table:table-cell table:style-name="ce398" office:value-type="float" office:value="-0.05" calcext:value-type="float">
            <text:p>-0.05</text:p>
          </table:table-cell>
          <table:table-cell table:style-name="ce422" office:value-type="float" office:value="-0.05" calcext:value-type="float">
            <text:p>-0.05</text:p>
          </table:table-cell>
          <table:table-cell table:style-name="ce45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355" office:value-type="float" office:value="0.00864695" calcext:value-type="float">
            <text:p>0.01</text:p>
          </table:table-cell>
          <table:table-cell table:style-name="ce383" office:value-type="float" office:value="1.06095894" calcext:value-type="float">
            <text:p>1.06</text:p>
          </table:table-cell>
          <table:table-cell table:style-name="ce355" office:value-type="float" office:value="1.0626334" calcext:value-type="float">
            <text:p>1.06</text:p>
          </table:table-cell>
          <table:table-cell table:style-name="ce436" office:value-type="float" office:value="1.06668577" calcext:value-type="float">
            <text:p>1.07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Xyz Square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4" calcext:value-type="float">
            <text:p>0.04</text:p>
          </table:table-cell>
          <table:table-cell table:style-name="ce371" office:value-type="float" office:value="-0.2" calcext:value-type="float">
            <text:p>-0.20</text:p>
          </table:table-cell>
          <table:table-cell table:style-name="ce399" office:value-type="float" office:value="-0.1" calcext:value-type="float">
            <text:p>-0.10</text:p>
          </table:table-cell>
          <table:table-cell table:style-name="ce423" office:value-type="float" office:value="-0.05" calcext:value-type="float">
            <text:p>-0.05</text:p>
          </table:table-cell>
          <table:table-cell table:style-name="ce45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7" calcext:value-type="float">
            <text:p>-0.01</text:p>
          </table:table-cell>
          <table:table-cell table:style-name="ce372" office:value-type="float" office:value="0.15" calcext:value-type="float">
            <text:p>0.15</text:p>
          </table:table-cell>
          <table:table-cell table:style-name="ce400" office:value-type="float" office:value="0.1" calcext:value-type="float">
            <text:p>0.10</text:p>
          </table:table-cell>
          <table:table-cell table:style-name="ce424" office:value-type="float" office:value="0.15" calcext:value-type="float">
            <text:p>0.15</text:p>
          </table:table-cell>
          <table:table-cell table:style-name="ce453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105" calcext:value-type="float">
            <text:p>0.11</text:p>
          </table:table-cell>
          <table:table-cell table:style-name="ce372" office:value-type="float" office:value="0" calcext:value-type="float">
            <text:p>0.00</text:p>
          </table:table-cell>
          <table:table-cell table:style-name="ce400" office:value-type="float" office:value="-0.05" calcext:value-type="float">
            <text:p>-0.05</text:p>
          </table:table-cell>
          <table:table-cell table:style-name="ce424" office:value-type="float" office:value="-0.05" calcext:value-type="float">
            <text:p>-0.05</text:p>
          </table:table-cell>
          <table:table-cell table:style-name="ce453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5775648" calcext:value-type="float">
            <text:p>1.06</text:p>
          </table:table-cell>
          <table:table-cell office:value-type="float" office:value="1.05706476" calcext:value-type="float">
            <text:p>1.06</text:p>
          </table:table-cell>
          <table:table-cell office:value-type="float" office:value="1.05538761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Xz Hall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373" office:value-type="float" office:value="0.2" calcext:value-type="float">
            <text:p>0.20</text:p>
          </table:table-cell>
          <table:table-cell table:style-name="ce401" office:value-type="float" office:value="-0.1" calcext:value-type="float">
            <text:p>-0.10</text:p>
          </table:table-cell>
          <table:table-cell table:style-name="ce425" office:value-type="float" office:value="-0.15" calcext:value-type="float">
            <text:p>-0.15</text:p>
          </table:table-cell>
          <table:table-cell table:style-name="ce454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373" office:value-type="float" office:value="0.05" calcext:value-type="float">
            <text:p>0.05</text:p>
          </table:table-cell>
          <table:table-cell table:style-name="ce401" office:value-type="float" office:value="0.05" calcext:value-type="float">
            <text:p>0.05</text:p>
          </table:table-cell>
          <table:table-cell table:style-name="ce425" office:value-type="float" office:value="0.05" calcext:value-type="float">
            <text:p>0.05</text:p>
          </table:table-cell>
          <table:table-cell table:style-name="ce45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373" office:value-type="float" office:value="0" calcext:value-type="float">
            <text:p>0.00</text:p>
          </table:table-cell>
          <table:table-cell table:style-name="ce401" office:value-type="float" office:value="-0.05" calcext:value-type="float">
            <text:p>-0.05</text:p>
          </table:table-cell>
          <table:table-cell table:style-name="ce425" office:value-type="float" office:value="-0.05" calcext:value-type="float">
            <text:p>-0.05</text:p>
          </table:table-cell>
          <table:table-cell table:style-name="ce45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355" office:value-type="float" office:value="0.01114507" calcext:value-type="float">
            <text:p>0.01</text:p>
          </table:table-cell>
          <table:table-cell table:style-name="ce383" office:value-type="float" office:value="1.01674547" calcext:value-type="float">
            <text:p>1.02</text:p>
          </table:table-cell>
          <table:table-cell table:style-name="ce355" office:value-type="float" office:value="1.01872378" calcext:value-type="float">
            <text:p>1.02</text:p>
          </table:table-cell>
          <table:table-cell table:style-name="ce436" office:value-type="float" office:value="1.01872378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Yz Houses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-0.046" calcext:value-type="float">
            <text:p>-0.05</text:p>
          </table:table-cell>
          <table:table-cell table:style-name="ce374" office:value-type="float" office:value="-0.1" calcext:value-type="float">
            <text:p>-0.10</text:p>
          </table:table-cell>
          <table:table-cell table:style-name="ce402" office:value-type="float" office:value="-0.05" calcext:value-type="float">
            <text:p>-0.05</text:p>
          </table:table-cell>
          <table:table-cell table:style-name="ce426" office:value-type="float" office:value="0" calcext:value-type="float">
            <text:p>0.00</text:p>
          </table:table-cell>
          <table:table-cell table:style-name="ce45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1" calcext:value-type="float">
            <text:p>0.00</text:p>
          </table:table-cell>
          <table:table-cell table:style-name="ce375" office:value-type="float" office:value="0.1" calcext:value-type="float">
            <text:p>0.10</text:p>
          </table:table-cell>
          <table:table-cell table:style-name="ce403" office:value-type="float" office:value="0" calcext:value-type="float">
            <text:p>0.00</text:p>
          </table:table-cell>
          <table:table-cell table:style-name="ce427" office:value-type="float" office:value="0" calcext:value-type="float">
            <text:p>0.00</text:p>
          </table:table-cell>
          <table:table-cell table:style-name="ce45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24" calcext:value-type="float">
            <text:p>0.02</text:p>
          </table:table-cell>
          <table:table-cell table:style-name="ce375" office:value-type="float" office:value="0.05" calcext:value-type="float">
            <text:p>0.05</text:p>
          </table:table-cell>
          <table:table-cell table:style-name="ce403" office:value-type="float" office:value="0" calcext:value-type="float">
            <text:p>0.00</text:p>
          </table:table-cell>
          <table:table-cell table:style-name="ce427" office:value-type="float" office:value="-0.05" calcext:value-type="float">
            <text:p>-0.05</text:p>
          </table:table-cell>
          <table:table-cell table:style-name="ce456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482024" calcext:value-type="float">
            <text:p>1.00</text:p>
          </table:table-cell>
          <table:table-cell office:value-type="float" office:value="1.03074995" calcext:value-type="float">
            <text:p>1.03</text:p>
          </table:table-cell>
          <table:table-cell office:value-type="float" office:value="1.03653185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Yz Street</text:p>
          </table:table-cell>
          <table:table-cell table:style-name="ce339" office:value-type="string" calcext:value-type="string">
            <text:p>x</text:p>
          </table:table-cell>
          <table:table-cell table:style-name="ce347" office:value-type="float" office:value="0.082154534757" calcext:value-type="float">
            <text:p>0.08</text:p>
          </table:table-cell>
          <table:table-cell table:style-name="ce376" office:value-type="float" office:value="0" calcext:value-type="float">
            <text:p>0.00</text:p>
          </table:table-cell>
          <table:table-cell table:style-name="ce404" office:value-type="float" office:value="0.2" calcext:value-type="float">
            <text:p>0.20</text:p>
          </table:table-cell>
          <table:table-cell table:style-name="ce428" office:value-type="float" office:value="0.2" calcext:value-type="float">
            <text:p>0.20</text:p>
          </table:table-cell>
          <table:table-cell table:style-name="ce45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376" office:value-type="float" office:value="0.2" calcext:value-type="float">
            <text:p>0.20</text:p>
          </table:table-cell>
          <table:table-cell table:style-name="ce404" office:value-type="float" office:value="-0.85" calcext:value-type="float">
            <text:p>-0.85</text:p>
          </table:table-cell>
          <table:table-cell table:style-name="ce429" office:value-type="float" office:value="-0.65" calcext:value-type="float">
            <text:p>-0.65</text:p>
          </table:table-cell>
          <table:table-cell table:style-name="ce457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376" office:value-type="float" office:value="0.05" calcext:value-type="float">
            <text:p>0.05</text:p>
          </table:table-cell>
          <table:table-cell table:style-name="ce404" office:value-type="float" office:value="-0.05" calcext:value-type="float">
            <text:p>-0.05</text:p>
          </table:table-cell>
          <table:table-cell table:style-name="ce429" office:value-type="float" office:value="-0.05" calcext:value-type="float">
            <text:p>-0.05</text:p>
          </table:table-cell>
          <table:table-cell table:style-name="ce457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348" office:value-type="float" office:value="0.358" calcext:value-type="float">
            <text:p>0.36</text:p>
          </table:table-cell>
          <table:table-cell table:style-name="ce355" office:value-type="float" office:value="0.01095881" calcext:value-type="float">
            <text:p>0.01</text:p>
          </table:table-cell>
          <table:table-cell table:style-name="ce383" office:value-type="float" office:value="1.2501024" calcext:value-type="float">
            <text:p>1.25</text:p>
          </table:table-cell>
          <table:table-cell table:style-name="ce355" office:value-type="float" office:value="1.18631549" calcext:value-type="float">
            <text:p>1.19</text:p>
          </table:table-cell>
          <table:table-cell table:style-name="ce436" office:value-type="float" office:value="1.08735727" calcext:value-type="float">
            <text:p>1.09</text:p>
          </table:table-cell>
          <table:table-cell table:number-columns-repeated="5"/>
        </table:table-row>
        <calcext:conditional-formats>
          <calcext:conditional-format calcext:target-range-address="'DIM aligned to ALS16'.F4:'DIM aligned to ALS16'.F6 'DIM aligned to ALS16'.H4:'DIM aligned to ALS16'.H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H8:'DIM aligned to ALS16'.H10 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H20:'DIM aligned to ALS16'.H22 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H28:'DIM aligned to ALS16'.H30 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H44:'DIM aligned to ALS16'.H46 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H52:'DIM aligned to ALS16'.H54 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H60:'DIM aligned to ALS16'.H62 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H24:'DIM aligned to ALS16'.H26 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H40:'DIM aligned to ALS16'.H42 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H56:'DIM aligned to ALS16'.H58 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G65:'DIM aligned to ALS16'.H66 'DIM aligned to ALS16'.F64:'DIM aligned to ALS16'.F66 'DIM aligned to ALS16'.H64:'DIM aligned to ALS16'.H64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6'.G52:'DIM aligned to ALS16'.G54">
            <calcext:condition calcext:apply-style-name="Untitled1" calcext:value="formula-is(ABS(['DIM aligned to ALS16'.G52] - ['DIM aligned to ALS16'.$D52]) &gt; 0.2)" calcext:base-cell-address="'DIM aligned to ALS16'.G52"/>
          </calcext:conditional-format>
          <calcext:conditional-format calcext:target-range-address="'DIM aligned to ALS16'.G60:'DIM aligned to ALS16'.G62">
            <calcext:condition calcext:apply-style-name="Untitled1" calcext:value="formula-is(ABS(['DIM aligned to ALS16'.G60] - ['DIM aligned to ALS16'.$D60]) &gt; 0.2)" calcext:base-cell-address="'DIM aligned to ALS16'.G60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6'.G56:'DIM aligned to ALS16'.G58">
            <calcext:condition calcext:apply-style-name="Untitled1" calcext:value="formula-is(ABS(['DIM aligned to ALS16'.G56] - ['DIM aligned to ALS16'.$D56]) &gt; 0.2)" calcext:base-cell-address="'DIM aligned to ALS16'.G56"/>
          </calcext:conditional-format>
          <calcext:conditional-format calcext:target-range-address="'DIM aligned to ALS16'.G64:'DIM aligned to ALS16'.G64">
            <calcext:condition calcext:apply-style-name="Untitled1" calcext:value="formula-is(ABS(['DIM aligned to ALS16'.G64] - ['DIM aligned to ALS16'.$D64]) &gt; 0.2)" calcext:base-cell-address="'DIM aligned to ALS16'.G64"/>
          </calcext:conditional-format>
          <calcext:conditional-format calcext:target-range-address="'DIM aligned to ALS16'.H32:'DIM aligned to ALS16'.H34 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6'.H12:'DIM aligned to ALS16'.H14 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6'.H16:'DIM aligned to ALS16'.H18 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6'.H36:'DIM aligned to ALS16'.H38 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6'.H48:'DIM aligned to ALS16'.H50 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E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83"/>
          <table:table-cell table:style-name="ce201"/>
          <table:table-cell table:style-name="ce220"/>
          <table:table-cell table:style-name="ce23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84"/>
          <table:table-cell table:style-name="ce202"/>
          <table:table-cell table:style-name="ce221"/>
          <table:table-cell table:style-name="ce23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84"/>
          <table:table-cell table:style-name="ce202"/>
          <table:table-cell table:style-name="ce221"/>
          <table:table-cell table:style-name="ce23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86"/>
          <table:table-cell table:style-name="ce204"/>
          <table:table-cell table:style-name="ce223"/>
          <table:table-cell table:style-name="ce24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87"/>
          <table:table-cell table:style-name="ce205"/>
          <table:table-cell table:style-name="ce224"/>
          <table:table-cell table:style-name="ce24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87"/>
          <table:table-cell table:style-name="ce205"/>
          <table:table-cell table:style-name="ce224"/>
          <table:table-cell table:style-name="ce24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89"/>
          <table:table-cell table:style-name="ce207"/>
          <table:table-cell table:style-name="ce226"/>
          <table:table-cell table:style-name="ce24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0"/>
          <table:table-cell table:style-name="ce208"/>
          <table:table-cell table:style-name="ce227"/>
          <table:table-cell table:style-name="ce24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0"/>
          <table:table-cell table:style-name="ce208"/>
          <table:table-cell table:style-name="ce227"/>
          <table:table-cell table:style-name="ce24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2"/>
          <table:table-cell table:style-name="ce210"/>
          <table:table-cell table:style-name="ce229"/>
          <table:table-cell table:style-name="ce24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3"/>
          <table:table-cell table:style-name="ce211"/>
          <table:table-cell table:style-name="ce230"/>
          <table:table-cell table:style-name="ce24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3"/>
          <table:table-cell table:style-name="ce211"/>
          <table:table-cell table:style-name="ce230"/>
          <table:table-cell table:style-name="ce24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5"/>
          <table:table-cell table:style-name="ce213"/>
          <table:table-cell table:style-name="ce232"/>
          <table:table-cell table:style-name="ce25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6"/>
          <table:table-cell table:style-name="ce214"/>
          <table:table-cell table:style-name="ce233"/>
          <table:table-cell table:style-name="ce25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6"/>
          <table:table-cell table:style-name="ce214"/>
          <table:table-cell table:style-name="ce233"/>
          <table:table-cell table:style-name="ce251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8"/>
          <table:table-cell table:style-name="ce216"/>
          <table:table-cell table:style-name="ce235"/>
          <table:table-cell table:style-name="ce25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9"/>
          <table:table-cell table:style-name="ce217"/>
          <table:table-cell table:style-name="ce236"/>
          <table:table-cell table:style-name="ce25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9"/>
          <table:table-cell table:style-name="ce217"/>
          <table:table-cell table:style-name="ce236"/>
          <table:table-cell table:style-name="ce254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00"/>
          <table:table-cell table:style-name="ce218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0"/>
          <table:table-cell table:style-name="ce219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0"/>
          <table:table-cell table:style-name="ce219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ALS16 aligned to ALS14'.E4:'ALS16 aligned to ALS14'.E6 'ALS16 aligned to ALS14'.G4:'ALS16 aligned to ALS14'.H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G8:'ALS16 aligned to ALS14'.H10 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G12:'ALS16 aligned to ALS14'.H14 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G20:'ALS16 aligned to ALS14'.H22 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G28:'ALS16 aligned to ALS14'.H30 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G36:'ALS16 aligned to ALS14'.H38 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G44:'ALS16 aligned to ALS14'.H46 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G16:'ALS16 aligned to ALS14'.H18 'ALS16 aligned to ALS14'.E16:'ALS16 aligned to ALS14'.E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G24:'ALS16 aligned to ALS14'.H26 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G32:'ALS16 aligned to ALS14'.H34 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G40:'ALS16 aligned to ALS14'.H42 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F49:'ALS16 aligned to ALS14'.H50 'ALS16 aligned to ALS14'.E48:'ALS16 aligned to ALS14'.E50 'ALS16 aligned to ALS14'.G48:'ALS16 aligned to ALS14'.H48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48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6"/>
          <table:table-cell table:style-name="ce274"/>
          <table:table-cell table:style-name="ce293"/>
          <table:table-cell table:style-name="ce31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8" calcext:value-type="float">
            <text:p>0.01</text:p>
          </table:table-cell>
          <table:table-cell table:style-name="ce259"/>
          <table:table-cell table:style-name="ce277"/>
          <table:table-cell table:style-name="ce296"/>
          <table:table-cell table:style-name="ce31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7" calcext:value-type="float">
            <text:p>-0.06</text:p>
          </table:table-cell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82" calcext:value-type="float">
            <text:p>0.08</text:p>
          </table:table-cell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563774" calcext:value-type="float">
            <text:p>0.06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2"/>
          <table:table-cell table:style-name="ce280"/>
          <table:table-cell table:style-name="ce299"/>
          <table:table-cell table:style-name="ce31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3"/>
          <table:table-cell table:style-name="ce281"/>
          <table:table-cell table:style-name="ce300"/>
          <table:table-cell table:style-name="ce31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3"/>
          <table:table-cell table:style-name="ce281"/>
          <table:table-cell table:style-name="ce300"/>
          <table:table-cell table:style-name="ce31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5"/>
          <table:table-cell table:style-name="ce283"/>
          <table:table-cell table:style-name="ce302"/>
          <table:table-cell table:style-name="ce32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6"/>
          <table:table-cell table:style-name="ce284"/>
          <table:table-cell table:style-name="ce303"/>
          <table:table-cell table:style-name="ce32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6"/>
          <table:table-cell table:style-name="ce284"/>
          <table:table-cell table:style-name="ce303"/>
          <table:table-cell table:style-name="ce321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8"/>
          <table:table-cell table:style-name="ce286"/>
          <table:table-cell table:style-name="ce305"/>
          <table:table-cell table:style-name="ce32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9"/>
          <table:table-cell table:style-name="ce287"/>
          <table:table-cell table:style-name="ce306"/>
          <table:table-cell table:style-name="ce32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9"/>
          <table:table-cell table:style-name="ce287"/>
          <table:table-cell table:style-name="ce306"/>
          <table:table-cell table:style-name="ce324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71"/>
          <table:table-cell table:style-name="ce289"/>
          <table:table-cell table:style-name="ce308"/>
          <table:table-cell table:style-name="ce32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72"/>
          <table:table-cell table:style-name="ce290"/>
          <table:table-cell table:style-name="ce309"/>
          <table:table-cell table:style-name="ce32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72"/>
          <table:table-cell table:style-name="ce290"/>
          <table:table-cell table:style-name="ce309"/>
          <table:table-cell table:style-name="ce327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73"/>
          <table:table-cell table:style-name="ce291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3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3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DIM aligned to ALS14'.E4:'DIM aligned to ALS14'.E6 'DIM aligned to ALS14'.G4:'DIM aligned to ALS14'.H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G8:'DIM aligned to ALS14'.H10 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G12:'DIM aligned to ALS14'.H14 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G20:'DIM aligned to ALS14'.H22 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G28:'DIM aligned to ALS14'.H30 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G36:'DIM aligned to ALS14'.H38 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G44:'DIM aligned to ALS14'.H46 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G16:'DIM aligned to ALS14'.H18 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G24:'DIM aligned to ALS14'.H26 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G32:'DIM aligned to ALS14'.H34 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G40:'DIM aligned to ALS14'.H42 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F49:'DIM aligned to ALS14'.H50 'DIM aligned to ALS14'.E48:'DIM aligned to ALS14'.E50 'DIM aligned to ALS14'.G48:'DIM aligned to ALS14'.H48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48">
            <calcext:condition calcext:apply-style-name="Untitled1" calcext:value="formula-is(ABS(['DIM aligned to ALS14'.F48] - ['DIM aligned to ALS14'.$D48]) &gt; 0.2)" calcext:base-cell-address="'DIM aligned to ALS14'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11:45.24682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5:27:01.904179105</dc:date>
    <meta:editing-duration>PT14H13M42S</meta:editing-duration>
    <meta:editing-cycles>79</meta:editing-cycles>
    <meta:generator>LibreOffice/5.1.6.2$Linux_X86_64 LibreOffice_project/10m0$Build-2</meta:generator>
    <meta:document-statistic meta:table-count="3" meta:cell-count="571" meta:object-count="0"/>
    <meta:user-defined meta:name="qrichtext">1</meta:user-defined>
  </office:meta>
</office:document-meta>
</file>